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P1" style:family="paragraph" style:parent-style-name="Standard">
      <style:text-properties fo:color="#4f4f4f" style:font-name="Courier" fo:font-size="10pt" style:font-name-asian="Courier1" style:font-size-asian="10pt" style:font-name-complex="Courier1" style:font-size-complex="10pt"/>
    </style:style>
    <style:style style:name="P2" style:family="paragraph" style:parent-style-name="Standard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3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4" style:family="paragraph" style:parent-style-name="normal">
      <style:paragraph-properties fo:text-align="center" style:justify-single-word="fals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5" style:family="paragraph" style:parent-style-name="normal">
      <style:paragraph-properties fo:line-height="120%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6" style:family="paragraph" style:parent-style-name="normal">
      <style:text-properties fo:color="#268bd2" style:font-name="inherit" fo:font-size="10pt" style:font-name-asian="inherit1" style:font-size-asian="10pt" style:font-name-complex="inherit1" style:font-size-complex="10pt"/>
    </style:style>
    <style:style style:name="P7" style:family="paragraph" style:parent-style-name="normal">
      <style:text-properties fo:color="#268bd2" style:font-name="Courier" fo:font-size="10pt" style:font-name-asian="Courier1" style:font-size-asian="10pt" style:font-name-complex="Courier1" style:font-size-complex="10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10" style:family="paragraph" style:parent-style-name="normal">
      <style:paragraph-properties fo:line-height="120%"/>
    </style:style>
    <style:style style:name="P11" style:family="paragraph" style:parent-style-name="normal">
      <style:text-properties fo:color="#cb4b16" style:font-name="inherit" fo:font-size="10pt" style:font-name-asian="inherit1" style:font-size-asian="10pt" style:font-name-complex="inherit1" style:font-size-complex="10pt"/>
    </style:style>
    <style:style style:name="P12" style:family="paragraph" style:parent-style-name="normal">
      <style:paragraph-properties fo:break-before="page"/>
      <style:text-properties fo:color="#4f4f4f" style:font-name="Courier" fo:font-size="10pt" style:font-name-asian="Courier1" style:font-size-asian="10pt" style:font-name-complex="Courier1" style:font-size-complex="10pt"/>
    </style:style>
    <style:style style:name="P13" style:family="paragraph" style:parent-style-name="normal">
      <style:paragraph-properties fo:text-align="center" style:justify-single-word="false" fo:break-before="pag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4" style:family="paragraph" style:parent-style-name="normal">
      <style:paragraph-properties fo:margin-top="0cm" fo:margin-bottom="0.247cm" loext:contextual-spacing="false" fo:line-height="120%"/>
    </style:style>
    <style:style style:name="P15" style:family="paragraph" style:parent-style-name="normal" style:master-page-name="Standard">
      <style:paragraph-properties fo:text-align="center" style:justify-single-word="false" style:page-number="1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1" style:family="text">
      <style:text-properties fo:color="#ff0000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2" style:family="text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3" style:family="text">
      <style:text-properties fo:color="#268bd2" style:font-name="inherit" fo:font-size="10pt" style:font-name-asian="inherit1" style:font-size-asian="10pt" style:font-name-complex="inherit1" style:font-size-complex="10pt"/>
    </style:style>
    <style:style style:name="T4" style:family="text">
      <style:text-properties fo:color="#268bd2" style:font-name="Courier" fo:font-size="10pt" style:font-name-asian="Courier1" style:font-size-asian="10pt" style:font-name-complex="Courier1" style:font-size-complex="10pt"/>
    </style:style>
    <style:style style:name="T5" style:family="text">
      <style:text-properties fo:color="#268bd2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6" style:family="text">
      <style:text-properties fo:color="#268bd2"/>
    </style:style>
    <style:style style:name="T7" style:family="text">
      <style:text-properties fo:color="#4f4f4f" style:font-name="Courier" fo:font-size="10pt" style:font-name-asian="Courier1" style:font-size-asian="10pt" style:font-name-complex="Courier1" style:font-size-complex="10pt"/>
    </style:style>
    <style:style style:name="T8" style:family="text">
      <style:text-properties fo:color="#4f4f4f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9" style:family="text">
      <style:text-properties fo:color="#cb4b16" style:font-name="inherit" fo:font-size="10pt" style:font-name-asian="inherit1" style:font-size-asian="10pt" style:font-name-complex="inherit1" style:font-size-complex="10pt"/>
    </style:style>
    <style:style style:name="T10" style:family="text">
      <style:text-properties fo:color="#cb4b16" style:font-name="Courier" fo:font-size="10pt" style:font-name-asian="Courier1" style:font-size-asian="10pt" style:font-name-complex="Courier1" style:font-size-complex="10pt"/>
    </style:style>
    <style:style style:name="T11" style:family="text">
      <style:text-properties fo:color="#2aa198" style:font-name="inherit" fo:font-size="10pt" style:font-name-asian="inherit1" style:font-size-asian="10pt" style:font-name-complex="inherit1" style:font-size-complex="10pt"/>
    </style:style>
    <style:style style:name="T12" style:family="text">
      <style:text-properties fo:color="#2aa198" style:font-name="Courier" fo:font-size="10pt" style:font-name-asian="Courier1" style:font-size-asian="10pt" style:font-name-complex="Courier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><text:span text:style-name="T1">Análise e desenvolvimento do MVP do CodeMenu</text:span></text:p>
      <text:p text:style-name="P4"/>
      <text:p text:style-name="P3"/>
      <text:p text:style-name="normal"><text:span text:style-name="T2">@analiseSistema</text:span><text:span text:style-name="T7"> </text:span></text:p>
      <text:p text:style-name="normal"><text:span text:style-name="T9">Funcionalidade:</text:span><text:span text:style-name="T4"> </text:span><text:span text:style-name="T2">o produto de sistema integrado CodeMenu tem a finalidade de prestar serviço ao cliente de estabelecimentos comerciais de alimentos para solucionar os problemas, na agilidade de pedidos, orientação da entrega, tendo fácil e cíclica interação entre operador e software, otimizando o processo de gerenciamento de estabelecimentos afins e proporcionando mais autonomia ao cliente/administrador.</text:span></text:p>
      <text:p text:style-name="P3"/>
      <text:p text:style-name="normal"><text:span text:style-name="T2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 </text:span></text:p>
      <text:p text:style-name="P9"/>
      <text:p text:style-name="normal"><text:span text:style-name="T9">Contexto</text:span><text:span text:style-name="T4"> </text:span><text:span text:style-name="T2">possibilidade de realizar a instalação total ou parcial do sistema integrado em estabelecimentos de prestação de serviço de consumo de alimentos e bebidas</text:span><text:span text:style-name="T7"> </text:span></text:p>
      <text:p text:style-name="normal"><text:span text:style-name="T9">Dado </text:span><text:span text:style-name="T2">que aquisitor possa acessar o sistema </text:span><text:span text:style-name="T7"><text:s/></text:span></text:p>
      <text:p text:style-name="P9"/>
      <text:p text:style-name="normal"><text:span text:style-name="T9">Esquema do Contexto </text:span><text:span text:style-name="T2"><text:s/>aquisitor realiza administração, gerência e solicitação de pedidos e entrega do produto </text:span></text:p>
      <text:p text:style-name="normal"><text:span text:style-name="T9">Quando </text:span><text:span text:style-name="T2">adquirir um </text:span><text:span text:style-name="T3">&lt;Usuário&gt;</text:span><text:span text:style-name="T4"> </text:span><text:span text:style-name="T2">válido</text:span><text:span text:style-name="T7"> </text:span></text:p>
      <text:p text:style-name="normal"><text:span text:style-name="T9">E </text:span><text:span text:style-name="T2">inserir uma </text:span><text:span text:style-name="T3">&lt;Senha&gt;</text:span><text:span text:style-name="T4"> </text:span><text:span text:style-name="T2">válida</text:span><text:span text:style-name="T7"> </text:span></text:p>
      <text:p text:style-name="normal"><text:span text:style-name="T9">Então </text:span><text:span text:style-name="T2">o sistema deve permitir a autenticação como </text:span><text:span text:style-name="T3">&lt;administrador&gt;</text:span><text:span text:style-name="T7"> </text:span></text:p>
      <text:p text:style-name="normal"><text:span text:style-name="T9">E </text:span><text:span text:style-name="T2">o tipo de </text:span><text:span text:style-name="T3">&lt;Permissão&gt;</text:span><text:span text:style-name="T4"> </text:span><text:span text:style-name="T2">do usuário deve ser exibido</text:span><text:span text:style-name="T7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Usuario</text:span><text:span text:style-name="T10"> </text:span><text:span text:style-name="T9">|</text:span><text:span text:style-name="T4"> </text:span><text:span text:style-name="T3">Senha</text:span><text:span text:style-name="T10"> </text:span><text:span text:style-name="T9">|</text:span><text:span text:style-name="T4"> </text:span><text:span text:style-name="T3">Permissão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jorgeadm@codemenu.com</text:span><text:span text:style-name="T2">"</text:span><text:span text:style-name="T10"> </text:span><text:span text:style-name="T9">|</text:span><text:span text:style-name="T12"> </text:span><text:span text:style-name="T11">"0001"</text:span><text:span text:style-name="T10"> </text:span><text:span text:style-name="T9">|</text:span><text:span text:style-name="T12"> </text:span><text:span text:style-name="T11">"Administrador"</text:span><text:span text:style-name="T10"> </text:span><text:span text:style-name="T9">|</text:span><text:span text:style-name="T7"> </text:span></text:p>
      <text:p text:style-name="P3"/>
      <text:p text:style-name="P3"/>
      <text:p text:style-name="normal"><text:span text:style-name="T2">@ambienteSistema</text:span></text:p>
      <text:p text:style-name="P3"/>
      <text:p text:style-name="normal"><text:span text:style-name="T2">@desenvolvimentoSistema</text:span><text:span text:style-name="T7"> </text:span></text:p>
      <text:p text:style-name="P9"/>
      <text:p text:style-name="P9"/>
      <text:p text:style-name="P1"/>
      <text:p text:style-name="P12"/>
      <text:p text:style-name="P9"/>
      <text:p text:style-name="P8"><text:span text:style-name="T1">Tela do Sistema do Cliente do CodeMenu</text:span></text:p>
      <text:p text:style-name="P3"/>
      <text:p text:style-name="P4"/>
      <text:p text:style-name="P3"/>
      <text:p text:style-name="normal"><text:span text:style-name="T2">@acessarAplicativo</text:span></text:p>
      <text:p text:style-name="normal"><text:span text:style-name="T9">Funcionalidade:</text:span><text:span text:style-name="T4"> </text:span><text:span text:style-name="T2">realizar acesso ao aplicativo via smartphone com sistema android para acessar opções de uso para solicitar e finalizar pedidos de alimentos e bebidas, acompanhar pedidos e comanda de gastos por Qr Code de mesa</text:span></text:p>
      <text:p text:style-name="P9"/>
      <text:p text:style-name="normal"><text:span text:style-name="T9">Contexto:</text:span><text:span text:style-name="T4"> </text:span><text:span text:style-name="T2">possibilidade de acessar opções do aplicativo para solicitar pedidos e acompanhar comanda de gastos </text:span></text:p>
      <text:p text:style-name="normal"><text:span text:style-name="T9">Dado </text:span><text:span text:style-name="T2">que o cliente possa acessar o aplicativo</text:span></text:p>
      <text:p text:style-name="P9"/>
      <text:p text:style-name="normal"><text:span text:style-name="T9">Esquema do Cenário:</text:span><text:span text:style-name="T4"> </text:span><text:span text:style-name="T2">realizar acesso do ao aplicativo do sistema como cliente via QR Code instalado nas mesas do estabelecimento e identificado pelo id(número) do smartphone</text:span></text:p>
      <text:p text:style-name="normal"><text:span text:style-name="T9">Quando </text:span><text:span text:style-name="T2">informar </text:span><text:span text:style-name="T3">&lt;id&gt;</text:span><text:span text:style-name="T2"> pelo QR Code</text:span></text:p>
      <text:p text:style-name="normal"><text:span text:style-name="T9">Então </text:span><text:span text:style-name="T2">o sistema deve permitir acesso ao aplicativo identificado pelo </text:span><text:span text:style-name="T3">&lt;id&gt;</text:span></text:p>
      <text:p text:style-name="normal"><text:span text:style-name="T9">E </text:span><text:span text:style-name="T2">permitir selecionar as opções de solicitar e finalizar </text:span><text:span text:style-name="T3">&lt;pedidos&gt;</text:span><text:span text:style-name="T2">, acompanhar </text:span><text:span text:style-name="T3">&lt;comanda&gt;</text:span><text:span text:style-name="T2"> de consumo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Id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1</text:span><text:span text:style-name="T2">"</text:span><text:span text:style-name="T10"> </text:span><text:span text:style-name="T9">|</text:span><text:span text:style-name="T12">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P3"/>
      <text:p text:style-name="normal"><text:span text:style-name="T2">@dowloadAplicativo</text:span></text:p>
      <text:p text:style-name="normal"><text:span text:style-name="T9">Funcionalidade:</text:span><text:span text:style-name="T4"> </text:span><text:span text:style-name="T2">realizar o download e instalação do aplicativo via plataforma do Google a Play Store e também ao scannear o QR Code da mesa do estabelecimento pela primeira vez será realizado o redirecionamento para efetuar o download e instalação do aplicativo via plataforma do Google a Play Store</text:span></text:p>
      <text:p text:style-name="P9"/>
      <text:p text:style-name="normal"><text:span text:style-name="T9">Contexto:</text:span><text:span text:style-name="T4"> </text:span><text:span text:style-name="T2">possibilidade de realizar o download e instalação do aplicativo <text:s/>via plataforma do Google a Play Store</text:span></text:p>
      <text:p text:style-name="normal"><text:span text:style-name="T9">Dado </text:span><text:span text:style-name="T2">que o cliente possa acessar a play store do google </text:span></text:p>
      <text:p text:style-name="P9"/>
      <text:p text:style-name="normal"><text:span text:style-name="T9">Esquema do Cenário:</text:span><text:span text:style-name="T4"> </text:span><text:span text:style-name="T2">realizar o download e instalação do aplicativo CodeMenu do sisetma via plataforma do Google a Play Store <text:s text:c="2"/></text:span></text:p>
      <text:p text:style-name="normal"><text:span text:style-name="T9">Quando </text:span><text:span text:style-name="T2">scannear na mesa do estabelecimento o QR Code ou pesquisar na loja Play Store do Google </text:span></text:p>
      <text:p text:style-name="normal"><text:span text:style-name="T9">Então </text:span><text:span text:style-name="T2">o aplicativo deve permitir que o </text:span><text:span text:style-name="T3">&lt;cliente&gt; </text:span><text:span text:style-name="T2">realize o download e instalação do aplicativo no seu smatphone </text:span></text:p>
      <text:p text:style-name="normal"><text:span text:style-name="T9">E</text:span><text:span text:style-name="T2"> acessar as opção de instalação</text:span><text:span text:style-name="T7"> </text:span></text:p>
      <text:p text:style-name="P7"/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Id</text:span><text:span text:style-name="T10"> </text:span><text:span text:style-name="T9">|</text:span><text:span text:style-name="T4"> </text:span><text:span text:style-name="T3">Permissao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1</text:span><text:span text:style-name="T2">"</text:span><text:span text:style-name="T10"> </text:span><text:span text:style-name="T9">|</text:span><text:span text:style-name="T12"> </text:span><text:span text:style-name="T11">"51-99999-9999"</text:span><text:span text:style-name="T10"> </text:span><text:span text:style-name="T9">|</text:span><text:span text:style-name="T12"> </text:span><text:span text:style-name="T11">"Cliente"</text:span><text:span text:style-name="T10"> </text:span><text:span text:style-name="T9">|</text:span><text:span text:style-name="T7"> </text:span></text:p>
      <text:p text:style-name="P9"/>
      <text:p text:style-name="P9"/>
      <text:p text:style-name="normal"><text:span text:style-name="T7"><text:s/></text:span></text:p>
      <text:p text:style-name="normal"><text:span text:style-name="T2">@selecionarAlimento</text:span><text:span text:style-name="T7"> </text:span></text:p>
      <text:p text:style-name="normal"><text:span text:style-name="T9">Funcionalidade:</text:span><text:span text:style-name="T4"> </text:span><text:span text:style-name="T2">realizar seleção de opções de alimentos e bebidas, posso escolher o tipo e quantidade de alimentos e bebidas para o consumo da comanda do cliente</text:span></text:p>
      <text:p text:style-name="P9"/>
      <text:p text:style-name="normal"><text:span text:style-name="T9">Contexto:</text:span><text:span text:style-name="T4"> </text:span><text:span text:style-name="T2">possibilidade de solicitar pedidos</text:span></text:p>
      <text:p text:style-name="normal"><text:span text:style-name="T9">Dado </text:span><text:span text:style-name="T2">que o cliente possa acessar o aplicativo CodeMenu </text:span><text:span text:style-name="T7"><text:s/></text:span></text:p>
      <text:p text:style-name="P9"/>
      <text:p text:style-name="normal"><text:soft-page-break/><text:span text:style-name="T9">Esquema do Cenário:</text:span><text:span text:style-name="T4"> </text:span><text:span text:style-name="T2">realizar solicitação de tipo e quantidade de alimentos e bebidas para incluir no consumo da comanda</text:span></text:p>
      <text:p text:style-name="normal"><text:span text:style-name="T9">Quando </text:span><text:span text:style-name="T2">selecionar a opção </text:span><text:span text:style-name="T3">&lt;pedido&gt;</text:span><text:span text:style-name="T2"> </text:span></text:p>
      <text:p text:style-name="normal"><text:span text:style-name="T9">E </text:span><text:span text:style-name="T2">selecionar as</text:span><text:span text:style-name="T3"> &lt;opções&gt; </text:span><text:span text:style-name="T2">de alimentos</text:span><text:span text:style-name="T5"> e bebidas</text:span><text:span text:style-name="T7"> </text:span></text:p>
      <text:p text:style-name="normal"><text:span text:style-name="T9">Então </text:span><text:span text:style-name="T2">o sistema deve permitir a solicitação de confirmação do </text:span><text:span text:style-name="T3">&lt;pedido&gt;</text:span></text:p>
      <text:p text:style-name="normal"><text:span text:style-name="T9">E </text:span><text:span text:style-name="T2">mostar uma </text:span><text:span text:style-name="T3">&lt;mensagem&gt;</text:span><text:span text:style-name="T2"> de </text:span><text:span text:style-name="T3">&lt;pedido&gt;</text:span><text:span text:style-name="T2"> realizado </text:span><text:span text:style-name="T7"><text:s/>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Tipo</text:span><text:span text:style-name="T10"> </text:span><text:span text:style-name="T9">|</text:span><text:span text:style-name="T7"> </text:span><text:span text:style-name="T3">Quantidade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alimento1" “bebida1”</text:span><text:span text:style-name="T10"> </text:span><text:span text:style-name="T9">|</text:span><text:span text:style-name="T7"> </text:span><text:span text:style-name="T11">"1"</text:span><text:span text:style-name="T10"> </text:span><text:span text:style-name="T9">|</text:span></text:p>
      <text:p text:style-name="P9"/>
      <text:p text:style-name="P3"/>
      <text:p text:style-name="P3"/>
      <text:p text:style-name="normal"><text:span text:style-name="T2">@solicitarPedido</text:span></text:p>
      <text:p text:style-name="normal"><text:span text:style-name="T9">Funcionalidade:</text:span><text:span text:style-name="T4"> </text:span><text:span text:style-name="T2">realizar solicitação de pedido de alimentos e bebidas após selecionar as opções de alimentos e bebidas, posso efetuar o pedido para a cozinha e o garçom</text:span></text:p>
      <text:p text:style-name="P9"/>
      <text:p text:style-name="normal"><text:span text:style-name="T9">Contexto:</text:span><text:span text:style-name="T4"> </text:span><text:span text:style-name="T2">possibilidade de solicitar o pedido para realizar na cozinha ou ser entregue pelo garçom </text:span><text:span text:style-name="T8"><text:s/></text:span></text:p>
      <text:p text:style-name="normal"><text:span text:style-name="T9">Dado</text:span><text:span text:style-name="T2"> que o cliente possa acessar a opção de confirmar o pedido </text:span><text:span text:style-name="T7"><text:s/></text:span></text:p>
      <text:p text:style-name="P9"/>
      <text:p text:style-name="normal"><text:span text:style-name="T9">Esquema do Cenário:</text:span><text:span text:style-name="T4"> </text:span><text:span text:style-name="T2">realizar solicitação de tipo e quantidade de alimento e bebida pelo cliente</text:span></text:p>
      <text:p text:style-name="normal"><text:span text:style-name="T9">Quando </text:span><text:span text:style-name="T2">selecionar as </text:span><text:span text:style-name="T3">&lt;opções&gt;</text:span><text:span text:style-name="T2"> de tipo e quantidade de alimentos e bebidas</text:span><text:span text:style-name="T4"> </text:span><text:span text:style-name="T7"><text:s/></text:span></text:p>
      <text:p text:style-name="normal"><text:span text:style-name="T9">E </text:span><text:span text:style-name="T2">selecionar a opção de </text:span><text:span text:style-name="T3">&lt;confirmar&gt; </text:span><text:span text:style-name="T2">o pedido </text:span></text:p>
      <text:p text:style-name="normal"><text:span text:style-name="T9">Então </text:span><text:span text:style-name="T2">o sistema deve permitir o envio do </text:span><text:span text:style-name="T3">&lt;pedido&gt;</text:span><text:span text:style-name="T2"> para a </text:span><text:span text:style-name="T3">&lt;cozinha&gt;</text:span><text:span text:style-name="T2"> ou </text:span><text:span text:style-name="T3">&lt;garçom&gt;</text:span><text:span text:style-name="T8"> </text:span></text:p>
      <text:p text:style-name="normal"><text:span text:style-name="T9">E </text:span><text:span text:style-name="T2">informar o </text:span><text:span text:style-name="T3">&lt;cliente&gt;</text:span><text:span text:style-name="T2"> com uma mensagem que já foi realizado o </text:span><text:span text:style-name="T3">&lt;pedido&gt;</text:span><text:span text:style-name="T5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Mensagem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eu pedido foi realizado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P9"/>
      <text:p text:style-name="normal"><text:span text:style-name="T2">@acompanharPedido</text:span></text:p>
      <text:p text:style-name="normal"><text:span text:style-name="T9">Funcionalidade:</text:span><text:span text:style-name="T4"> </text:span><text:span text:style-name="T2">realizar o acompanhamento do pedido solicitado, posso verificar o status do pedido realizado, se foi entregue na cozinha e quando será servido pelo garçom </text:span></text:p>
      <text:p text:style-name="P9"/>
      <text:p text:style-name="normal"><text:span text:style-name="T9">Contexto:</text:span><text:span text:style-name="T4"> </text:span><text:span text:style-name="T2">possibilidade de acompanhar o pedido solicitado </text:span><text:span text:style-name="T7"><text:s/></text:span></text:p>
      <text:p text:style-name="normal"><text:span text:style-name="T9">Dado </text:span><text:span text:style-name="T2">que o cliente possa acessar a opção de acompanhar o pedido </text:span><text:span text:style-name="T7"><text:s/></text:span></text:p>
      <text:p text:style-name="P9"/>
      <text:p text:style-name="normal"><text:span text:style-name="T9">Esquema do Cenário:</text:span><text:span text:style-name="T4"> </text:span><text:span text:style-name="T2">realizar o acompanhamento do </text:span><text:span text:style-name="T3">&lt;pedido&gt;</text:span><text:span text:style-name="T2"> solicitado via mensagem e </text:span><text:span text:style-name="T3">&lt;status&gt;</text:span></text:p>
      <text:p text:style-name="normal"><text:span text:style-name="T9">Quando </text:span><text:span text:style-name="T2">informar o </text:span><text:span text:style-name="T3">&lt;pedido&gt;</text:span><text:span text:style-name="T2"> realizado</text:span><text:span text:style-name="T4"> </text:span><text:span text:style-name="T7"><text:s/></text:span><text:span text:style-name="T4"><text:s/></text:span><text:span text:style-name="T7"><text:s/></text:span></text:p>
      <text:p text:style-name="normal"><text:span text:style-name="T9">Então </text:span><text:span text:style-name="T2">o sistema deve permitir o envio de mensagem de </text:span><text:span text:style-name="T3">&lt;status&gt;</text:span></text:p>
      <text:p text:style-name="normal"><text:span text:style-name="T9">E </text:span><text:span text:style-name="T2">permitir acompanhar via </text:span><text:span text:style-name="T3">&lt;status&gt;</text:span><text:span text:style-name="T2"> se o &lt;pedido&gt; esta na </text:span><text:span text:style-name="T3">&lt;cozinha&gt;</text:span><text:span text:style-name="T2"> ou com </text:span><text:span text:style-name="T3">&lt;garçom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Mensagem</text:span><text:span text:style-name="T10"> </text:span><text:span text:style-name="T9">|</text:span><text:span text:style-name="T7"> </text:span><text:span text:style-name="T3">Status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Pedido na cozinha"</text:span><text:span text:style-name="T10"> </text:span><text:span text:style-name="T9">|</text:span><text:span text:style-name="T7"> </text:span><text:span text:style-name="T11">"§§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normal"><text:span text:style-name="T2">@verificarComanda</text:span></text:p>
      <text:p text:style-name="normal"><text:span text:style-name="T9">Funcionalidade:</text:span><text:span text:style-name="T4"> </text:span><text:span text:style-name="T2">realizar o acompanhamento de consumo na comanda fornecida após solicitação de pedido, posso verificar o valor gasto total do pedido do cliente e da mesa </text:span></text:p>
      <text:p text:style-name="P9"/>
      <text:p text:style-name="normal"><text:span text:style-name="T9">Contexto:</text:span><text:span text:style-name="T4"> </text:span><text:span text:style-name="T2">possibilidade de acompanhar os gastos como cliente e da mesa </text:span><text:span text:style-name="T7"><text:s/></text:span></text:p>
      <text:p text:style-name="normal"><text:span text:style-name="T9">Dado </text:span><text:span text:style-name="T2">que o cliente possa realizar o pedido</text:span><text:span text:style-name="T8"> </text:span></text:p>
      <text:p text:style-name="P9"/>
      <text:p text:style-name="normal"><text:soft-page-break/><text:span text:style-name="T9">Esquema do Cenário:</text:span><text:span text:style-name="T4"> </text:span><text:span text:style-name="T2">realizar a verificação de </text:span><text:span text:style-name="T3">&lt;consumo&gt;</text:span><text:span text:style-name="T2"> na </text:span><text:span text:style-name="T3">&lt;comanda&gt;</text:span><text:span text:style-name="T2"> <text:s/></text:span></text:p>
      <text:p text:style-name="normal"><text:span text:style-name="T9">Quando </text:span><text:span text:style-name="T2">solicitar acompanhar a </text:span><text:span text:style-name="T3">&lt;comanda&gt;</text:span><text:span text:style-name="T2"> </text:span><text:span text:style-name="T4"><text:s/></text:span><text:span text:style-name="T7"><text:s/></text:span></text:p>
      <text:p text:style-name="normal"><text:span text:style-name="T9">Então </text:span><text:span text:style-name="T2">o sistema deve permitir visualizar o </text:span><text:span text:style-name="T3">&lt;consumo&gt;</text:span><text:span text:style-name="T2"> com os </text:span><text:span text:style-name="T3">&lt;pedido&gt;</text:span><text:span text:style-name="T2"> </text:span><text:span text:style-name="T7"><text:s/></text:span></text:p>
      <text:p text:style-name="normal"><text:span text:style-name="T9">E </text:span><text:span text:style-name="T2">verificar os </text:span><text:span text:style-name="T3">&lt;consumo&gt;</text:span><text:span text:style-name="T2"> da </text:span><text:span text:style-name="T3">&lt;comanda&gt;</text:span><text:span text:style-name="T2">. </text:span><text:span text:style-name="T3">&lt;cliente&gt;</text:span><text:span text:style-name="T2"> e da </text:span><text:span text:style-name="T3">&lt;mesa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Gastos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R$00,00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normal"><text:span text:style-name="T2">@encerrarPedido</text:span></text:p>
      <text:p text:style-name="normal"><text:span text:style-name="T9">Funcionalidade:</text:span><text:span text:style-name="T4"> </text:span><text:span text:style-name="T2">realizar a finalização do pedido do cliente ou da mesa, posso verificar os consumo como cliente, e posso dividir os consumo com outros clientes da mesa, e posso ir ao caixa realizar pagamento com a comanda </text:span></text:p>
      <text:p text:style-name="P9"/>
      <text:p text:style-name="normal"><text:span text:style-name="T9">Contexto:</text:span><text:span text:style-name="T4"> </text:span><text:span text:style-name="T2">possibilidade de finalizar e dividir os consumo com o pedido do cliente e da mesa </text:span><text:span text:style-name="T8"><text:s/></text:span></text:p>
      <text:p text:style-name="normal"><text:span text:style-name="T9">Dado </text:span><text:span text:style-name="T2">que posso realizar pedido no aplicativo do sistema <text:s/></text:span><text:span text:style-name="T7"><text:s/></text:span></text:p>
      <text:p text:style-name="P9"/>
      <text:p text:style-name="normal"><text:span text:style-name="T9">Esquema do Cenário:</text:span><text:span text:style-name="T4"> </text:span><text:span text:style-name="T2">realizar finalização do pedido do cliente ou da mesa via comanda do aplicativo </text:span></text:p>
      <text:p text:style-name="normal"><text:span text:style-name="T9">Quando </text:span><text:span text:style-name="T2">selecionar a opção de </text:span><text:span text:style-name="T3">&lt;encerrar&gt;</text:span><text:span text:style-name="T2"> o </text:span><text:span text:style-name="T3">&lt;pedido&gt;</text:span><text:span text:style-name="T4"> </text:span><text:span text:style-name="T7"><text:s/></text:span></text:p>
      <text:p text:style-name="normal"><text:span text:style-name="T9">E </text:span><text:span text:style-name="T2">confirmar a forma de </text:span><text:span text:style-name="T3">&lt;pagamento&gt;</text:span><text:span text:style-name="T2"> como </text:span><text:span text:style-name="T3">&lt;cliente&gt;</text:span><text:span text:style-name="T2"> ou </text:span><text:span text:style-name="T3">&lt;dividir&gt;</text:span><text:span text:style-name="T4"> </text:span><text:span text:style-name="T7"><text:s/></text:span></text:p>
      <text:p text:style-name="normal"><text:span text:style-name="T9">Então </text:span><text:span text:style-name="T2">o sistema deve permitir a finalização da </text:span><text:span text:style-name="T3">&lt;comanda&gt;</text:span><text:span text:style-name="T2"> </text:span><text:span text:style-name="T7"><text:s/></text:span></text:p>
      <text:p text:style-name="normal"><text:span text:style-name="T9">E </text:span><text:span text:style-name="T2">enviar para o </text:span><text:span text:style-name="T3">&lt;caixa&gt;</text:span><text:span text:style-name="T2"> o </text:span><text:span text:style-name="T3">&lt;consumo&gt;</text:span><text:span text:style-name="T2"> com a <text:s/></text:span><text:span text:style-name="T3">&lt;comanda&gt;</text:span><text:span text:style-name="T2"> do </text:span><text:span text:style-name="T3">&lt;cliente&gt;</text:span><text:span text:style-name="T2"> e da </text:span><text:span text:style-name="T3">&lt;mesa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ComandaCliente</text:span><text:span text:style-name="T10"> </text:span><text:span text:style-name="T9">|</text:span><text:span text:style-name="T7"> </text:span><text:span text:style-name="T3">ComandaMesa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R$00,00"</text:span><text:span text:style-name="T10"> </text:span><text:span text:style-name="T9">|</text:span><text:span text:style-name="T7"> </text:span><text:span text:style-name="T11">"R$00,00"</text:span><text:span text:style-name="T10"> </text:span><text:span text:style-name="T9">|</text:span><text:span text:style-name="T7"> </text:span></text:p>
      <text:p text:style-name="P9"/>
      <text:p text:style-name="P9"/>
      <text:p text:style-name="P3"/>
      <text:p text:style-name="P2"/>
      <text:p text:style-name="P13"/>
      <text:p text:style-name="P8"><text:span text:style-name="T1">Tela do Sistema de Administração do CodeMenu</text:span></text:p>
      <text:p text:style-name="P4"/>
      <text:p text:style-name="P3"/>
      <text:p text:style-name="normal"><text:span text:style-name="T2">@login</text:span><text:span text:style-name="T7"> </text:span></text:p>
      <text:p text:style-name="normal"><text:span text:style-name="T9">Funcionalidade:</text:span><text:span text:style-name="T4"> </text:span><text:span text:style-name="T2">realizar login no sistema de gestão de pedidos cardápio de restaurantes “CodeMenu”</text:span><text:span text:style-name="T7"> </text:span><text:span text:style-name="T2">Para validar a autenticação no Controle de Administração do CodeMenu</text:span><text:span text:style-name="T7"> </text:span><text:span text:style-name="T2">Como administrador do sistema</text:span><text:span text:style-name="T7"> </text:span><text:span text:style-name="T2">Eu quero logar e validar as permissões de administrador, cozinha, garçom e caixa. </text:span></text:p>
      <text:p text:style-name="P9"/>
      <text:p text:style-name="normal"><text:span text:style-name="T9">Contexto:</text:span><text:span text:style-name="T4"> </text:span><text:span text:style-name="T2">possibilidade de acessar o sistema</text:span><text:span text:style-name="T7"> </text:span></text:p>
      <text:p text:style-name="normal"><text:span text:style-name="T9">Dado </text:span><text:span text:style-name="T2">que usuário possa acessar a tela de login do sistema</text:span><text:span text:style-name="T7"> </text:span></text:p>
      <text:p text:style-name="P9"/>
      <text:p text:style-name="normal"><text:span text:style-name="T9">Esquema do Cenário:</text:span><text:span text:style-name="T4"> </text:span><text:span text:style-name="T2">realizar login no sistema com usuários válidos</text:span><text:span text:style-name="T7"> </text:span></text:p>
      <text:p text:style-name="normal"><text:span text:style-name="T9">Quando </text:span><text:span text:style-name="T2">informar um </text:span><text:span text:style-name="T3">&lt;Usuário&gt;</text:span><text:span text:style-name="T4"> </text:span><text:span text:style-name="T2">válido</text:span><text:span text:style-name="T7"> </text:span></text:p>
      <text:p text:style-name="normal"><text:span text:style-name="T9">E </text:span><text:span text:style-name="T2">inserir uma </text:span><text:span text:style-name="T3">&lt;Senha&gt;</text:span><text:span text:style-name="T4"> </text:span><text:span text:style-name="T2">válida</text:span><text:span text:style-name="T7"> </text:span></text:p>
      <text:p text:style-name="normal"><text:span text:style-name="T9">Então </text:span><text:span text:style-name="T2">o sistema deve permitir a autenticação como </text:span><text:span text:style-name="T3">&lt;administrador&gt;</text:span><text:span text:style-name="T7"> </text:span></text:p>
      <text:p text:style-name="normal"><text:span text:style-name="T9">E </text:span><text:span text:style-name="T2">o tipo de </text:span><text:span text:style-name="T3">&lt;Permissão&gt;</text:span><text:span text:style-name="T4"> </text:span><text:span text:style-name="T2">do usuário deve ser exibido</text:span><text:span text:style-name="T7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Usuario</text:span><text:span text:style-name="T10"> </text:span><text:span text:style-name="T9">|</text:span><text:span text:style-name="T4"> </text:span><text:span text:style-name="T3">Senha</text:span><text:span text:style-name="T10"> </text:span><text:span text:style-name="T9">|</text:span><text:span text:style-name="T4"> </text:span><text:span text:style-name="T3">Permissão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jorgeadm@codemenu.com</text:span><text:span text:style-name="T2">"</text:span><text:span text:style-name="T10"> </text:span><text:span text:style-name="T9">|</text:span><text:span text:style-name="T12"> </text:span><text:span text:style-name="T11">"0001"</text:span><text:span text:style-name="T10"> </text:span><text:span text:style-name="T9">|</text:span><text:span text:style-name="T12"> </text:span><text:span text:style-name="T11">"Administrador"</text:span><text:span text:style-name="T10"> </text:span><text:span text:style-name="T9">|</text:span><text:span text:style-name="T7"> </text:span></text:p>
      <text:p text:style-name="P9"/>
      <text:p text:style-name="P9"/>
      <text:p text:style-name="P3"/>
      <text:p text:style-name="normal"><text:span text:style-name="T2">@controleMesas</text:span><text:span text:style-name="T7"> </text:span></text:p>
      <text:p text:style-name="normal"><text:span text:style-name="T9">Funcionalidade:</text:span><text:span text:style-name="T4"> </text:span><text:span text:style-name="T2">realizar o controle de acesso as mesas cadastradas com o QR Code associado ao fluxo de clientes, posso verificar se a mesa esta ocupada ou reservada, posso verificar quantidade de clientes <text:s/></text:span></text:p>
      <text:p text:style-name="P9"/>
      <text:p text:style-name="normal"><text:span text:style-name="T9">Contexto:</text:span><text:span text:style-name="T4"> </text:span><text:span text:style-name="T2">possibilidade de controlar o acesso de clientes a mesas(lugares) do estabelecimento </text:span><text:span text:style-name="T7"><text:s/></text:span></text:p>
      <text:p text:style-name="normal"><text:span text:style-name="T9">Dado </text:span><text:span text:style-name="T2">que o administrador possa acessar a opção mesas </text:span><text:span text:style-name="T8"><text:s/></text:span></text:p>
      <text:p text:style-name="P9"/>
      <text:p text:style-name="normal"><text:span text:style-name="T9">Esquema do Cenário:</text:span><text:span text:style-name="T4"> </text:span><text:span text:style-name="T2">realizar o controle de acesso a mesas por clientes</text:span><text:span text:style-name="T3"> </text:span><text:span text:style-name="T2">no local</text:span></text:p>
      <text:p text:style-name="normal"><text:span text:style-name="T9">Quando </text:span><text:span text:style-name="T2">o </text:span><text:span text:style-name="T3">&lt;administrador&gt;</text:span><text:span text:style-name="T2"> acessar a opção </text:span><text:span text:style-name="T3">&lt;mesas&gt; </text:span></text:p>
      <text:p text:style-name="normal"><text:span text:style-name="T9">Então </text:span><text:span text:style-name="T2">o sistema deve permitir registrar verificar as </text:span><text:span text:style-name="T3">&lt;mesas&gt;</text:span><text:span text:style-name="T2"> esta reservada ou liberada </text:span><text:span text:style-name="T7"><text:s/></text:span></text:p>
      <text:p text:style-name="normal"><text:span text:style-name="T9">E </text:span><text:span text:style-name="T2">registrar a </text:span><text:span text:style-name="T3">&lt;quantidade&gt;</text:span><text:span text:style-name="T2"> de </text:span><text:span text:style-name="T3">&lt;clientes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Reservada</text:span><text:span text:style-name="T10"> </text:span><text:span text:style-name="T9">|</text:span><text:span text:style-name="T7"> </text:span><text:span text:style-name="T3">Liberada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</text:span><text:span text:style-name="T11">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não"</text:span><text:span text:style-name="T10"> </text:span><text:span text:style-name="T9">|</text:span><text:span text:style-name="T7"> </text:span><text:span text:style-name="T11">"não"</text:span><text:span text:style-name="T10"> </text:span><text:span text:style-name="T9">| </text:span></text:p>
      <text:p text:style-name="normal"><text:span text:style-name="T2"><text:s text:c="16"/>| </text:span><text:span text:style-name="T11">51-99999-9999"</text:span><text:span text:style-name="T10"> </text:span><text:span text:style-name="T9">|</text:span><text:span text:style-name="T12"> </text:span><text:span text:style-name="T11">"5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não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normal"><text:span text:style-name="T2">@controleCozinha</text:span></text:p>
      <text:p text:style-name="normal"><text:span text:style-name="T9">Funcionalidade:</text:span><text:span text:style-name="T4"> </text:span><text:span text:style-name="T2">realizar o controle de pedido efetuado e entregue das mesas, posso verificar os pedidos realizados nas mesas, posso monitorar os pedidos em espera, posso verificar os pedidos entregues </text:span></text:p>
      <text:p text:style-name="P9"/>
      <text:p text:style-name="normal"><text:span text:style-name="T9">Contexto:</text:span><text:span text:style-name="T4"> </text:span><text:span text:style-name="T2">possibilidade de controlar os pedidos das mesas </text:span><text:span text:style-name="T8"><text:s/></text:span></text:p>
      <text:p text:style-name="normal"><text:span text:style-name="T9">Dado </text:span><text:span text:style-name="T2">que o administrador possa acessar a opção cozinha</text:span></text:p>
      <text:p text:style-name="P9"/>
      <text:p text:style-name="normal"><text:span text:style-name="T9">Esquema do Cenário:</text:span><text:span text:style-name="T4"> </text:span><text:span text:style-name="T2">realizar o controle de pedidos realizado por clientes nas mesas e enviados para a cozinha</text:span></text:p>
      <text:p text:style-name="normal"><text:span text:style-name="T9">Quando </text:span><text:span text:style-name="T2">o </text:span><text:span text:style-name="T3">&lt;administrador&gt;</text:span><text:span text:style-name="T2"> acessar a opção </text:span><text:span text:style-name="T3">&lt;cozinha&gt;</text:span><text:span text:style-name="T2"> do sistema</text:span><text:span text:style-name="T4"> </text:span><text:span text:style-name="T7"><text:s/></text:span></text:p>
      <text:p text:style-name="normal"><text:span text:style-name="T9">Então </text:span><text:span text:style-name="T2">o sistema deve permitir a verificação de </text:span><text:span text:style-name="T3">&lt;pedidos&gt;</text:span><text:span text:style-name="T2"> a fazer e entregues <text:s/></text:span><text:span text:style-name="T7"><text:s/></text:span></text:p>
      <text:p text:style-name="normal"><text:span text:style-name="T9">E </text:span><text:span text:style-name="T2">registrar com o número da</text:span><text:span text:style-name="T3"> &lt;mesa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A fazer</text:span><text:span text:style-name="T10"> </text:span><text:span text:style-name="T9">|</text:span><text:span text:style-name="T4"> </text:span><text:span text:style-name="T3">Entregue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1</text:span><text:span text:style-name="T2">"</text:span><text:span text:style-name="T10"> </text:span><text:span text:style-name="T9">|</text:span><text:span text:style-name="T12"> </text:span><text:span text:style-name="T11">"não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/text:p>
      <text:p text:style-name="P9"/>
      <text:p text:style-name="P9"><text:soft-page-break/></text:p>
      <text:p text:style-name="P9"/>
      <text:p text:style-name="normal"><text:span text:style-name="T2">@controleGarçom</text:span><text:span text:style-name="T7"> </text:span></text:p>
      <text:p text:style-name="normal"><text:span text:style-name="T9">Funcionalidade:</text:span><text:span text:style-name="T4"> </text:span><text:span text:style-name="T2">realizar o controle de pedidos realizados para o garçom e entregues para os clientes, posso verificar se o pedido foi solicitado para o garçom, posso verificar se o pedido foi entregue pelo garçom</text:span></text:p>
      <text:p text:style-name="P9"/>
      <text:p text:style-name="normal"><text:span text:style-name="T9">Contexto:</text:span><text:span text:style-name="T4"> </text:span><text:span text:style-name="T2">possibilidade de controlar os pedidos realizados e entregues para o garçom <text:s/></text:span><text:span text:style-name="T7"><text:s/></text:span></text:p>
      <text:p text:style-name="normal"><text:span text:style-name="T9">Dado </text:span><text:span text:style-name="T2">que o administrador possa acessar a opção garçom </text:span><text:span text:style-name="T7"><text:s/></text:span></text:p>
      <text:p text:style-name="P9"/>
      <text:p text:style-name="normal"><text:span text:style-name="T9">Esquema do Cenário:</text:span><text:span text:style-name="T4"> </text:span><text:span text:style-name="T2">realizar o controle de pedidos realizados </text:span></text:p>
      <text:p text:style-name="normal"><text:span text:style-name="T9">Quando </text:span><text:span text:style-name="T2">o </text:span><text:span text:style-name="T3">&lt;administrador&gt;</text:span><text:span text:style-name="T2"> acessar a opção </text:span><text:span text:style-name="T3">&lt;garçom&gt;</text:span><text:span text:style-name="T7"> </text:span><text:span text:style-name="T4"><text:s/></text:span><text:span text:style-name="T7"><text:s/></text:span></text:p>
      <text:p text:style-name="normal"><text:span text:style-name="T9">Então </text:span><text:span text:style-name="T2">o sistema deve permitir verificar os </text:span><text:span text:style-name="T3">&lt;pedidos&gt;</text:span><text:span text:style-name="T2"> realizados</text:span><text:span text:style-name="T7"> </text:span></text:p>
      <text:p text:style-name="normal"><text:span text:style-name="T9">E </text:span><text:span text:style-name="T2">o os </text:span><text:span text:style-name="T3">&lt;pedidos&gt;</text:span><text:span text:style-name="T2"> entregues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3">Pedido</text:span><text:span text:style-name="T10"> </text:span><text:span text:style-name="T9">|</text:span><text:span text:style-name="T4"> </text:span><text:span text:style-name="T3">Solicitado</text:span><text:span text:style-name="T10"> </text:span><text:span text:style-name="T9">|</text:span><text:span text:style-name="T7"> </text:span><text:span text:style-name="T3">Entregue</text:span><text:span text:style-name="T10"> </text:span><text:span text:style-name="T9">|</text:span><text:span text:style-name="T7"> </text:span></text:p>
      <text:p text:style-name="normal"><text:span text:style-name="T7"><text:s text:c="17"/></text:span><text:span text:style-name="T2">| "</text:span><text:span text:style-name="T11">51-99999-9999</text:span><text:span text:style-name="T2">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1">"bebida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não"</text:span><text:span text:style-name="T10"> </text:span><text:span text:style-name="T9">|</text:span></text:p>
      <text:p text:style-name="P9"/>
      <text:p text:style-name="P9"/>
      <text:p text:style-name="P9"/>
      <text:p text:style-name="normal"><text:span text:style-name="T2">@controleCaixa</text:span></text:p>
      <text:p text:style-name="normal"><text:span text:style-name="T9">Funcionalidade:</text:span><text:span text:style-name="T4"> </text:span><text:span text:style-name="T2">realizar o controle do fluxo de caixa por comanda utilizada por data, posso verificar o consumo de cada mesa conforme o cliente, posso verificar a entrada de consumo diaria, posso verificar o subtotal de consumo diario</text:span></text:p>
      <text:p text:style-name="P9"/>
      <text:p text:style-name="normal"><text:span text:style-name="T9">Contexto:</text:span><text:span text:style-name="T4"> </text:span><text:span text:style-name="T2">possibilidade de controlar o consumo da comanda das mesas do sistema </text:span></text:p>
      <text:p text:style-name="normal"><text:span text:style-name="T9">Dado </text:span><text:span text:style-name="T2">que o administrador possa acessar a opção caixa</text:span><text:span text:style-name="T5"> </text:span></text:p>
      <text:p text:style-name="P9"/>
      <text:p text:style-name="normal"><text:span text:style-name="T9">Esquema do Cenário:</text:span><text:span text:style-name="T4"> </text:span><text:span text:style-name="T2">realizar o controle de consumo das mesas </text:span></text:p>
      <text:p text:style-name="normal"><text:span text:style-name="T9">Quando </text:span><text:span text:style-name="T2">o </text:span><text:span text:style-name="T3">&lt;administrador&gt;</text:span><text:span text:style-name="T2"> acessar a opção </text:span><text:span text:style-name="T3">&lt;caixa&gt;</text:span><text:span text:style-name="T4"> </text:span><text:span text:style-name="T7"><text:s/></text:span></text:p>
      <text:p text:style-name="normal"><text:span text:style-name="T9">Então </text:span><text:span text:style-name="T2">o sistema deve permitir verificar o </text:span><text:span text:style-name="T3">&lt;consumo&gt;</text:span><text:span text:style-name="T2"> das </text:span><text:span text:style-name="T3">&lt;mesas&gt;</text:span><text:span text:style-name="T7"> </text:span></text:p>
      <text:p text:style-name="normal"><text:span text:style-name="T9">E </text:span><text:span text:style-name="T2">o </text:span><text:span text:style-name="T3">&lt;subtotal&gt;</text:span><text:span text:style-name="T2"> do </text:span><text:span text:style-name="T3">&lt;consumo&gt;</text:span><text:span text:style-name="T2"> diario de </text:span><text:span text:style-name="T3">&lt;mesas&gt;</text:span><text:span text:style-name="T2"> e </text:span><text:span text:style-name="T3">&lt;clientes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Consumo</text:span><text:span text:style-name="T10"> </text:span><text:span text:style-name="T9">|</text:span><text:span text:style-name="T7"> <text:s/></text:span><text:span text:style-name="T3">Subtotal</text:span><text:span text:style-name="T10"> </text:span><text:span text:style-name="T9">|</text:span></text:p>
      <text:p text:style-name="normal"><text:span text:style-name="T7"><text:s text:c="17"/></text:span><text:span text:style-name="T2">| "</text:span><text:span text:style-name="T11">51-99999-9999</text:span><text:span text:style-name="T2">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R$00,00"</text:span><text:span text:style-name="T10"> </text:span><text:span text:style-name="T9">|</text:span><text:span text:style-name="T7"> </text:span><text:span text:style-name="T11">"R$00,00"</text:span><text:span text:style-name="T10"> </text:span><text:span text:style-name="T9">|</text:span><text:span text:style-name="T7"> </text:span></text:p>
      <text:p text:style-name="P9"/>
      <text:p text:style-name="P9"/>
      <text:p text:style-name="normal"><text:span text:style-name="T2">@crudAlimentos</text:span><text:span text:style-name="T7"> </text:span></text:p>
      <text:p text:style-name="normal"><text:span text:style-name="T9">Funcionalidade:</text:span><text:span text:style-name="T4"> </text:span><text:span text:style-name="T2">realizar o cadastro, edição e exclusão de produtos e valores ao Menu, posso incluir, editar e excluir nome, imagem e descrição dos alimentos e bebidas e seus respectivos preços no cardapio(Menu) </text:span></text:p>
      <text:p text:style-name="P9"/>
      <text:p text:style-name="normal"><text:span text:style-name="T9">Contexto:</text:span><text:span text:style-name="T4"> </text:span><text:span text:style-name="T2">possibilidade de incluir, editar e excuir alimentos e bebidas e seus respectivos valores no Menu </text:span><text:span text:style-name="T7"><text:s/></text:span></text:p>
      <text:p text:style-name="normal"><text:span text:style-name="T9">Dado </text:span><text:span text:style-name="T2">que o administrador possa acessar a opção cadastrar</text:span></text:p>
      <text:p text:style-name="P9"/>
      <text:p text:style-name="normal"><text:span text:style-name="T9">Esquema do Cenário:</text:span><text:span text:style-name="T4"> </text:span><text:span text:style-name="T2">realizar a inclusão, edição e exclusão de alimentos, bebidas e valores dos produtos</text:span></text:p>
      <text:p text:style-name="normal"><text:span text:style-name="T9">Quando </text:span><text:span text:style-name="T2">informar <text:s/></text:span><text:span text:style-name="T3">o &lt;administrador&gt; </text:span><text:span text:style-name="T2">acessar a opção</text:span><text:span text:style-name="T3"> &lt;cadastrar&gt;</text:span><text:span text:style-name="T4"> </text:span><text:span text:style-name="T7"><text:s/></text:span><text:span text:style-name="T4"><text:s/></text:span><text:span text:style-name="T7"><text:s/></text:span></text:p>
      <text:p text:style-name="normal"><text:span text:style-name="T9">Então </text:span><text:span text:style-name="T2">o sistema deve permitir a </text:span><text:span text:style-name="T3">&lt;inclusão&gt;</text:span><text:span text:style-name="T2">, </text:span><text:span text:style-name="T3">&lt;edição&gt;</text:span><text:span text:style-name="T2"> e </text:span><text:span text:style-name="T3">&lt;exclusão&gt;</text:span><text:span text:style-name="T2"> de produtos </text:span><text:span text:style-name="T7"><text:s/></text:span></text:p>
      <text:p text:style-name="normal"><text:span text:style-name="T9">E </text:span><text:span text:style-name="T2">os seus respectivos </text:span><text:span text:style-name="T3">&lt;valores&gt;</text:span><text:span text:style-name="T4"> </text:span></text:p>
      <text:p text:style-name="P9"/>
      <text:p text:style-name="normal"><text:span text:style-name="T9">Exemplos:</text:span><text:span text:style-name="T7"> </text:span><text:span text:style-name="T9">|</text:span><text:span text:style-name="T4"> </text:span><text:span text:style-name="T3">Alimento</text:span><text:span text:style-name="T10"> </text:span><text:span text:style-name="T9">|</text:span><text:span text:style-name="T4"> </text:span><text:span text:style-name="T3">Valor</text:span><text:span text:style-name="T10"> </text:span><text:span text:style-name="T9">|</text:span><text:span text:style-name="T4"> </text:span><text:span text:style-name="T3">Imagem</text:span><text:span text:style-name="T10"> </text:span><text:span text:style-name="T9">|</text:span><text:span text:style-name="T7"> </text:span><text:span text:style-name="T3">Descrição</text:span><text:span text:style-name="T10"> </text:span><text:span text:style-name="T9">|</text:span><text:span text:style-name="T7"> </text:span><text:span text:style-name="T3">Edição</text:span><text:span text:style-name="T10"> </text:span><text:span text:style-name="T9">|</text:span><text:span text:style-name="T7"> </text:span><text:span text:style-name="T3">Exclusão</text:span><text:span text:style-name="T10"> </text:span><text:span text:style-name="T9">|</text:span><text:span text:style-name="T7"> </text:span></text:p>
      <text:p text:style-name="normal"><text:span text:style-name="T7"><text:s text:c="16"/></text:span><text:span text:style-name="T2">| "</text:span><text:span text:style-name="T11">Hamburguer</text:span><text:span text:style-name="T2">"</text:span><text:span text:style-name="T10"> </text:span><text:span text:style-name="T9">|</text:span><text:span text:style-name="T12"> </text:span><text:span text:style-name="T11">"R$00,00"</text:span><text:span text:style-name="T10"> </text:span><text:span text:style-name="T9">|</text:span><text:span text:style-name="T12"> </text:span><text:span text:style-name="T11">"[Jpeg]"</text:span><text:span text:style-name="T10"> </text:span><text:span text:style-name="T9">|</text:span><text:span text:style-name="T7"> </text:span><text:span text:style-name="T11">Pão, hamburguer, queijo"</text:span><text:span text:style-name="T10"> </text:span><text:span text:style-name="T9">|</text:span><text:span text:style-name="T7"> </text:span><text:span text:style-name="T11">[editar]"</text:span><text:span text:style-name="T10"> </text:span><text:span text:style-name="T9">|</text:span><text:span text:style-name="T7"> </text:span><text:span text:style-name="T11">[excluir]"</text:span><text:span text:style-name="T10"> </text:span><text:span text:style-name="T9">|</text:span><text:span text:style-name="T7"> </text:span></text:p>
      <text:p text:style-name="P9"/>
      <text:p text:style-name="P1"/>
      <text:p text:style-name="P12"/>
      <text:p text:style-name="P9"/>
      <text:p text:style-name="P8"><text:span text:style-name="T1">Tela do Sistema para Garçons do CodeMenu</text:span></text:p>
      <text:p text:style-name="P3"/>
      <text:p text:style-name="P3"/>
      <text:p text:style-name="normal"><text:span text:style-name="T2">@verificarPedido</text:span></text:p>
      <text:p text:style-name="P14"><text:span text:style-name="T9">Funcionalidade:</text:span><text:span text:style-name="T2"> realizar o monitoramento dos pedidos solicitados para a cozinha até a entrega pelo garçom, posso verificar o status do pedido como para entregar ao cliente com a identificação do número da mesa, posso verificar o status do pedido como à fazer na cozinha</text:span></text:p>
      <text:p text:style-name="P10"><text:span text:style-name="T9">Contexto:</text:span><text:span text:style-name="T6"> </text:span><text:span text:style-name="T2">possibilidade de visualizar e verificar o status do pedido realizado pelo cliente e cozinha para entregá-los</text:span></text:p>
      <text:p text:style-name="P10"><text:span text:style-name="T9">Dado </text:span><text:span text:style-name="T2">que posso verificar o status do pedido realizado pelo cliente e pela cozinha</text:span></text:p>
      <text:p text:style-name="P5"/>
      <text:p text:style-name="normal"><text:span text:style-name="T9">Esquema do Cenário:</text:span><text:span text:style-name="T4"> </text:span><text:span text:style-name="T2">realizar o acesso ao status do pedido feito pelo cliente e finalizado pela cozinha para entregar</text:span></text:p>
      <text:p text:style-name="normal"><text:span text:style-name="T9">Quando </text:span><text:span text:style-name="T2">selecionar a opção </text:span><text:span text:style-name="T3">&lt;status&gt;</text:span><text:span text:style-name="T2"> do </text:span><text:span text:style-name="T3">&lt;pedido&gt;</text:span><text:span text:style-name="T4"> </text:span><text:span text:style-name="T7"><text:s/></text:span></text:p>
      <text:p text:style-name="normal"><text:span text:style-name="T9">Então </text:span><text:span text:style-name="T2">o sistema deve permitir visualizar o </text:span><text:span text:style-name="T3">&lt;status&gt;</text:span><text:span text:style-name="T2"> do </text:span><text:span text:style-name="T3">&lt;pedido&gt;</text:span><text:span text:style-name="T2"> feito pelo </text:span><text:span text:style-name="T3">&lt;cliente&gt;</text:span><text:span text:style-name="T2"> e identificado a </text:span><text:span text:style-name="T3">&lt;mesa&gt;</text:span><text:span text:style-name="T2"> </text:span><text:span text:style-name="T7"><text:s/></text:span></text:p>
      <text:p text:style-name="normal"><text:span text:style-name="T9">E </text:span><text:span text:style-name="T2">mostrar o </text:span><text:span text:style-name="T3">&lt;status&gt;</text:span><text:span text:style-name="T2"> do </text:span><text:span text:style-name="T3">&lt;pedido&gt;</text:span><text:span text:style-name="T2"> estiver pronto pela </text:span><text:span text:style-name="T3">&lt;cozinha&gt;</text:span></text:p>
      <text:p text:style-name="P3"/>
      <text:p text:style-name="P3"/>
      <text:p text:style-name="normal"><text:span text:style-name="T9">Exemplos:</text:span><text:span text:style-name="T7"> </text:span><text:span text:style-name="T9">|</text:span><text:span text:style-name="T4"> </text:span><text:span text:style-name="T3">Garçom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Cozinha</text:span><text:span text:style-name="T10"> </text:span><text:span text:style-name="T9">|</text:span><text:span text:style-name="T7"> </text:span><text:span text:style-name="T3">Entregar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joao.garcom@codemenu.com"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não"</text:span><text:span text:style-name="T10"> </text:span><text:span text:style-name="T9">|</text:span><text:span text:style-name="T7"> </text:span></text:p>
      <text:p text:style-name="P9"/>
      <text:p text:style-name="P9"/>
      <text:p text:style-name="P9"/>
      <text:p text:style-name="normal"><text:span text:style-name="T2">@entregarPedido</text:span></text:p>
      <text:p text:style-name="P14"><text:span text:style-name="T9">Funcionalidade:</text:span><text:span text:style-name="T2"> realizar a entrega dos pedidos prontos pela cozinha, posso selecionar a opção do status do pedido como pronto para entregar ao cliente com a identificação do número da mesa</text:span></text:p>
      <text:p text:style-name="P10"><text:span text:style-name="T9">Contexto:</text:span><text:span text:style-name="T6"> </text:span><text:span text:style-name="T2">possibilidade de escolher a opção do status do pedido como entregar para o cliente</text:span></text:p>
      <text:p text:style-name="P10"><text:span text:style-name="T9">Dado </text:span><text:span text:style-name="T2">que posso selecionar o status do pedido <text:s/>como entregue realizado pelo cliente e pela cozinha</text:span></text:p>
      <text:p text:style-name="P5"/>
      <text:p text:style-name="normal"><text:span text:style-name="T9">Esquema do Cenário:</text:span><text:span text:style-name="T4"> </text:span><text:span text:style-name="T2">realizar o acesso ao status do pedido feito pelo cliente e selecionar a opção de entregar o pedido finalizado pela cozinha</text:span></text:p>
      <text:p text:style-name="normal"><text:span text:style-name="T9">Quando </text:span><text:span text:style-name="T2">selecionar a opção </text:span><text:span text:style-name="T3">&lt;status&gt;</text:span><text:span text:style-name="T2"> do </text:span><text:span text:style-name="T3">&lt;pedido&gt;</text:span><text:span text:style-name="T4"> </text:span><text:span text:style-name="T7"><text:s/></text:span></text:p>
      <text:p text:style-name="normal"><text:span text:style-name="T9">Então </text:span><text:span text:style-name="T2">o sistema deve permitir visualizar o </text:span><text:span text:style-name="T3">&lt;status&gt;</text:span><text:span text:style-name="T2"> do </text:span><text:span text:style-name="T3">&lt;pedido&gt;</text:span><text:span text:style-name="T2"> feito pelo </text:span><text:span text:style-name="T3">&lt;cliente&gt;</text:span><text:span text:style-name="T2"> e identificado a </text:span><text:span text:style-name="T3">&lt;mesa&gt;</text:span><text:span text:style-name="T2"> </text:span><text:span text:style-name="T7"><text:s/></text:span></text:p>
      <text:p text:style-name="normal"><text:span text:style-name="T9">E </text:span><text:span text:style-name="T2">confirmar na opção </text:span><text:span text:style-name="T3">&lt;entregar&gt;</text:span><text:span text:style-name="T2"> quando o </text:span><text:span text:style-name="T3">&lt;pedido&gt;</text:span><text:span text:style-name="T2"> estiver pronto pela </text:span><text:span text:style-name="T3">&lt;cozinha&gt;</text:span></text:p>
      <text:p text:style-name="P3"/>
      <text:p text:style-name="P3"/>
      <text:p text:style-name="normal"><text:span text:style-name="T9">Exemplos:</text:span><text:span text:style-name="T7"> </text:span><text:span text:style-name="T9">|</text:span><text:span text:style-name="T4"> </text:span><text:span text:style-name="T3">Garçom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Cozinha</text:span><text:span text:style-name="T10"> </text:span><text:span text:style-name="T9">|</text:span><text:span text:style-name="T7"> </text:span><text:span text:style-name="T3">Entregar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joao.garcom@codemenu.com"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sim"</text:span><text:span text:style-name="T10"> </text:span><text:span text:style-name="T9">|</text:span><text:span text:style-name="T7"> </text:span></text:p>
      <text:p text:style-name="P11"/>
      <text:p text:style-name="P9"/>
      <text:p text:style-name="P1"/>
      <text:p text:style-name="P12"/>
      <text:p text:style-name="P9"/>
      <text:p text:style-name="P9"/>
      <text:p text:style-name="P8"><text:span text:style-name="T1">Tela do Sistema para Cozinha do CodeMenu</text:span></text:p>
      <text:p text:style-name="P3"/>
      <text:p text:style-name="P3"/>
      <text:p text:style-name="normal"><text:span text:style-name="T2">@verificarPedido</text:span></text:p>
      <text:p text:style-name="normal"><text:span text:style-name="T9">Funcionalidade:</text:span><text:span text:style-name="T4"> </text:span><text:span text:style-name="T2">realizar o recebimento do pedido solicitado pelo cliente e confirmar pelo sistema, posso visualizar o pedido e selecionar a opção recebido </text:span><text:span text:style-name="T4"><text:s/></text:span><text:span text:style-name="T2"><text:s/></text:span></text:p>
      <text:p text:style-name="P9"/>
      <text:p text:style-name="normal"><text:span text:style-name="T9">Contexto: </text:span><text:span text:style-name="T2">possibilidade de visualizar os pedidos confirmados pelo cliente</text:span></text:p>
      <text:p text:style-name="normal"><text:span text:style-name="T9">Dado </text:span><text:span text:style-name="T2">que posso visualizar e selecionar a opção de recebido o pedido para iniciar a preparar </text:span></text:p>
      <text:p text:style-name="P9"/>
      <text:p text:style-name="normal"><text:span text:style-name="T9">Esquema do Cenário:</text:span><text:span text:style-name="T4"> </text:span><text:span text:style-name="T2"><text:s/>realizar o recebimento do pedido solicitado pelo &lt;cliente&gt; e confirmar pelo sistema pela opção de recebido</text:span></text:p>
      <text:p text:style-name="normal"><text:span text:style-name="T9">Quando </text:span><text:span text:style-name="T2">selecionar a opção de </text:span><text:span text:style-name="T3">&lt;status&gt;</text:span><text:span text:style-name="T2"> do </text:span><text:span text:style-name="T3">&lt;pedido&gt;</text:span><text:span text:style-name="T2"> realizado pelo </text:span><text:span text:style-name="T3">&lt;cliente&gt;</text:span></text:p>
      <text:p text:style-name="normal"><text:span text:style-name="T9">E </text:span><text:span text:style-name="T2">selecionar a opção de </text:span><text:span text:style-name="T3">&lt;recebido&gt;</text:span><text:span text:style-name="T2"> o </text:span><text:span text:style-name="T3">&lt;pedido&gt;</text:span></text:p>
      <text:p text:style-name="normal"><text:span text:style-name="T9">Então </text:span><text:span text:style-name="T2">o sistema registra como </text:span><text:span text:style-name="T3">&lt;pedido&gt;</text:span><text:span text:style-name="T2"> a fazer pela </text:span><text:span text:style-name="T3">&lt;cozinha&gt;</text:span></text:p>
      <text:p text:style-name="P6"/>
      <text:p text:style-name="normal"><text:span text:style-name="T9">Exemplos:</text:span><text:span text:style-name="T7"> </text:span><text:span text:style-name="T9">|</text:span><text:span text:style-name="T4"> </text:span><text:span text:style-name="T3">Cozinha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A prepar</text:span><text:span text:style-name="T10"> </text:span><text:span text:style-name="T9">|</text:span><text:span text:style-name="T7"> </text:span><text:span text:style-name="T3">Entregar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joao.cozinha@codemenu.com"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não"</text:span><text:span text:style-name="T10"> </text:span><text:span text:style-name="T9">|</text:span><text:span text:style-name="T7"> </text:span></text:p>
      <text:p text:style-name="P9"/>
      <text:p text:style-name="P9"/>
      <text:p text:style-name="normal"><text:span text:style-name="T2">@entregarPedido</text:span></text:p>
      <text:p text:style-name="normal"><text:span text:style-name="T9">Funcionalidade:</text:span><text:span text:style-name="T4"> </text:span><text:span text:style-name="T2">realizar a entrega do pedido solicitado pelo cliente e confirmar pelo sistema para ser enviado ao garçom, posso visualizar o pedido e selecionar a opção entregar </text:span><text:span text:style-name="T4"><text:s/></text:span><text:span text:style-name="T2"><text:s/></text:span></text:p>
      <text:p text:style-name="P9"/>
      <text:p text:style-name="normal"><text:span text:style-name="T9">Contexto: </text:span><text:span text:style-name="T2">possibilidade de visualizar e selecionar a opção de entregar os pedidos para o cliente</text:span></text:p>
      <text:p text:style-name="normal"><text:span text:style-name="T9">Dado </text:span><text:span text:style-name="T2">que posso visualizar e selecionar a opção de entregar o pedido para o cliente</text:span></text:p>
      <text:p text:style-name="P9"/>
      <text:p text:style-name="normal"><text:span text:style-name="T9">Esquema do Cenário:</text:span><text:span text:style-name="T4"> </text:span><text:span text:style-name="T2"><text:s/>realizar a entrega do pedido solicitado pelo </text:span><text:span text:style-name="T3">&lt;cliente&gt;</text:span><text:span text:style-name="T2"> e confirmar pelo sistema pela opção de entregar </text:span></text:p>
      <text:p text:style-name="normal"><text:span text:style-name="T9">Quando </text:span><text:span text:style-name="T2">selecionar a opção de </text:span><text:span text:style-name="T3">&lt;status&gt;</text:span><text:span text:style-name="T2"> do </text:span><text:span text:style-name="T3">&lt;pedido&gt;</text:span><text:span text:style-name="T2"> realizado pelo </text:span><text:span text:style-name="T3">&lt;cliente&gt;</text:span></text:p>
      <text:p text:style-name="normal"><text:span text:style-name="T9">E </text:span><text:span text:style-name="T2">selecionar a opção de </text:span><text:span text:style-name="T3">&lt;entregar&gt;</text:span><text:span text:style-name="T2"> o </text:span><text:span text:style-name="T3">&lt;pedido&gt;</text:span></text:p>
      <text:p text:style-name="normal"><text:span text:style-name="T9">Então </text:span><text:span text:style-name="T2">o sistema registra como </text:span><text:span text:style-name="T3">&lt;pedido&gt;</text:span><text:span text:style-name="T2"> a ser &lt;entregue&gt; pelo </text:span><text:span text:style-name="T3">&lt;garçom&gt;</text:span></text:p>
      <text:p text:style-name="P6"/>
      <text:p text:style-name="normal"><text:span text:style-name="T9">Exemplos:</text:span><text:span text:style-name="T7"> </text:span><text:span text:style-name="T9">|</text:span><text:span text:style-name="T4"> </text:span><text:span text:style-name="T3">Cozinha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A prepar</text:span><text:span text:style-name="T10"> </text:span><text:span text:style-name="T9">|</text:span><text:span text:style-name="T7"> </text:span><text:span text:style-name="T3">Entregar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joao.cozinha@codemenu.com"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sim"</text:span><text:span text:style-name="T10"> </text:span><text:span text:style-name="T9">|</text:span><text:span text:style-name="T7"> </text:span></text:p>
      <text:p text:style-name="P9"/>
      <text:p text:style-name="P1"/>
      <text:p text:style-name="P12"/>
      <text:p text:style-name="P9"/>
      <text:p text:style-name="P9"/>
      <text:p text:style-name="P8"><text:span text:style-name="T1">Tela do Sistema para Caixa do CodeMenu</text:span></text:p>
      <text:p text:style-name="P4"/>
      <text:p text:style-name="P4"/>
      <text:p text:style-name="P3"/>
      <text:p text:style-name="normal"><text:span text:style-name="T2">@verificarComanda</text:span></text:p>
      <text:p text:style-name="normal"><text:span text:style-name="T9">Funcionalidade:</text:span><text:span text:style-name="T4"> </text:span><text:span text:style-name="T2">realizar a visualização do status de consumo do cliente e da mesa para efetuar o recebimento do pagamento, posso visualizar o consumo de cliente, posso visualizar o consumo da mesa </text:span></text:p>
      <text:p text:style-name="P9"/>
      <text:p text:style-name="normal"><text:span text:style-name="T9">Contexto:</text:span><text:span text:style-name="T4"> </text:span><text:span text:style-name="T2">possibilidade de visualizar o consumo da comanda do cliente e da mesas ocupadas e registradas no sistema</text:span></text:p>
      <text:p text:style-name="normal"><text:span text:style-name="T9">Dado </text:span><text:span text:style-name="T2">que posso visualizar o consumo realizado pelo cliente e mesa </text:span></text:p>
      <text:p text:style-name="P9"/>
      <text:p text:style-name="normal"><text:span text:style-name="T9">Esquema do Cenário:</text:span><text:span text:style-name="T4"> </text:span><text:span text:style-name="T2">realizar a visualização do consumo da comanda do cliente e da mesa</text:span></text:p>
      <text:p text:style-name="normal"><text:span text:style-name="T9">Quando </text:span><text:span text:style-name="T2">selecionar a opção de visualizar a </text:span><text:span text:style-name="T3">&lt;comanda&gt;</text:span></text:p>
      <text:p text:style-name="normal"><text:span text:style-name="T9">E </text:span><text:span text:style-name="T2">verificar o </text:span><text:span text:style-name="T3">&lt;consumo&gt;</text:span><text:span text:style-name="T2"> realizado pelo </text:span><text:span text:style-name="T3">&lt;cliente&gt;</text:span><text:span text:style-name="T2"> e pela </text:span><text:span text:style-name="T3">&lt;mesa&gt;</text:span><text:span text:style-name="T7"> </text:span></text:p>
      <text:p text:style-name="normal"><text:span text:style-name="T9">Então</text:span><text:span text:style-name="T2"> o sistema apresenta o </text:span><text:span text:style-name="T3">&lt;subtotal&gt;</text:span><text:span text:style-name="T2"> e o </text:span><text:span text:style-name="T3">&lt;total&gt;</text:span><text:span text:style-name="T2"> finalizada pelo </text:span><text:span text:style-name="T3">&lt;cliente&gt;</text:span><text:span text:style-name="T2"> </text:span></text:p>
      <text:p text:style-name="normal"><text:span text:style-name="T9">E </text:span><text:span text:style-name="T2">possuo a permissão de realizar o </text:span><text:span text:style-name="T3">&lt;pagamento&gt;</text:span></text:p>
      <text:p text:style-name="P5"/>
      <text:p text:style-name="normal"><text:span text:style-name="T9">Exemplos:</text:span><text:span text:style-name="T7"> </text:span><text:span text:style-name="T9">|</text:span><text:span text:style-name="T4"> </text:span><text:span text:style-name="T3">Cozinha</text:span><text:span text:style-name="T9">|</text:span><text:span text:style-name="T4"> </text:span><text:span text:style-name="T3">Cliente</text:span><text:span text:style-name="T10"> </text:span><text:span text:style-name="T9">|</text:span><text:span text:style-name="T4"> </text:span><text:span text:style-name="T3">Mesa</text:span><text:span text:style-name="T10"> </text:span><text:span text:style-name="T9">|</text:span><text:span text:style-name="T4"> </text:span><text:span text:style-name="T3">A prepar</text:span><text:span text:style-name="T10"> </text:span><text:span text:style-name="T9">|</text:span><text:span text:style-name="T7"> </text:span><text:span text:style-name="T3">Entregar</text:span><text:span text:style-name="T10"> </text:span><text:span text:style-name="T9">|</text:span></text:p>
      <text:p text:style-name="normal"><text:span text:style-name="T7"><text:s text:c="17"/></text:span><text:span text:style-name="T2">| </text:span><text:span text:style-name="T11">"joao.caixa@codemenu.com"</text:span><text:span text:style-name="T2">| </text:span><text:span text:style-name="T11">"51-99999-9999"</text:span><text:span text:style-name="T10"> </text:span><text:span text:style-name="T9">|</text:span><text:span text:style-name="T12"> </text:span><text:span text:style-name="T11">"1"</text:span><text:span text:style-name="T10"> </text:span><text:span text:style-name="T9">|</text:span><text:span text:style-name="T12"> </text:span><text:span text:style-name="T11">"sim"</text:span><text:span text:style-name="T10"> </text:span><text:span text:style-name="T9">|</text:span><text:span text:style-name="T7"> </text:span><text:span text:style-name="T11">"sim"</text:span><text:span text:style-name="T10"> </text:span><text:span text:style-name="T9">|</text:span><text:span text:style-name="T7"> </text:span></text:p>
      <text:p text:style-name="P11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Otavio</meta:initial-creator>
    <meta:editing-cycles>3</meta:editing-cycles>
    <meta:creation-date>2017-08-26T14:08:00</meta:creation-date>
    <dc:date>2017-08-28T20:06:32.541588810</dc:date>
    <meta:editing-duration>PT10M22S</meta:editing-duration>
    <meta:generator>LibreOffice/5.1.6.2$Linux_X86_64 LibreOffice_project/10m0$Build-2</meta:generator>
    <meta:document-statistic meta:table-count="0" meta:image-count="0" meta:object-count="0" meta:page-count="9" meta:paragraph-count="207" meta:word-count="2475" meta:character-count="16055" meta:non-whitespace-character-count="132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